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*</text:p>
      <text:p text:style-name="P6"><text:span text:style-name="T2">m</text:span>ain.<text:span text:style-name="T2">js</text:span> — создание и связывание различных <text:span text:style-name="T5">модулей</text:span></text:p>
      <text:p text:style-name="P7"/>
      <text:p text:style-name="P6">Cвязывание осуществляется подпиской модуля на события от других <text:span text:style-name="T5">модулей</text:span>.</text:p>
      <text:p text:style-name="P6"/>
      <text:p text:style-name="P6">Кроме того связывание можно задать с помощью dependency injection container</text:p>
      <text:p text:style-name="P6">В <text:span text:style-name="T5">качестве</text:span> аргументов конструктор принимает имена <text:span text:style-name="T5">модулей</text:span>.</text:p>
      <text:p text:style-name="P6">Каждый <text:span text:style-name="T5">модуль</text:span> должен находится в отдельном файле с именем <text:span text:style-name="T5">модуля</text:span>.</text:p>
      <text:p text:style-name="P6"/>
      <text:p text:style-name="P6">Если <text:span text:style-name="T5">модуль</text:span> желает участвовать в обмене событиями он должен реализовывать функции</text:p>
      <text:p text:style-name="P6"><text:s text:c="4"/>getEventsToFire() - выдает список событий, которые может генерить данный <text:s/><text:span text:style-name="T5">модуль</text:span></text:p>
      <text:p text:style-name="P6"><text:s text:c="4"/>getEventsToListen() - выдает список событий на которые <text:span text:style-name="T5">модуль</text:span> желает получать уведомление</text:p>
      <text:p text:style-name="P6"><text:s text:c="4"/>eventListener(Event event) - функция, в которую должны поступать события</text:p>
      <text:p text:style-name="P6"><text:s text:c="4"/>setEventDispacher(func) - функция, в которую передается <text:span text:style-name="T2">EventDispatcher-&gt;dispatch(event,</text:span> data) - функция EventDispatcher для <text:s/>рассылки события</text:p>
      <text:p text:style-name="P6"/>
      <text:p text:style-name="P6">Во входящее событие можно вкладывать данные с помощью функции event-&gt;setResponse(). В этом случае модуль отправивший событие может подобрать эти данные с помощью функции event-&gt;getResponse()</text:p>
      <text:p text:style-name="P6">*/</text:p>
      <text:p text:style-name="P6"/>
      <text:p text:style-name="P3">main.js</text:p>
      <text:p text:style-name="P6"><text:s text:c="5"/>связываем по dependency injection компоненты друг с другом</text:p>
      <text:p text:style-name="P6"><text:s text:c="5"/>для каждого компонента из массива </text:p>
      <text:p text:style-name="P6"><text:s text:c="10"/>если он реализовал интерфейс подписчика (Observer, Listener) то,</text:p>
      <text:p text:style-name="P6"><text:s text:c="15"/>для каждого события из списка getEventsToListen этого компонента</text:p>
      <text:p text:style-name="P6"><text:s text:c="20"/>регистрируем в eventDispatcher вызов его функции eventListener по данному событию</text:p>
      <text:p text:style-name="P6"><text:s text:c="2"/></text:p>
      <text:p text:style-name="P6"><text:s text:c="4"/>инициируем создание начальных данных в компоненте DataHandler</text:p>
      <text:p text:style-name="P6"><text:s text:c="5"/>DataHander-&gt;initPkb();</text:p>
      <text:p text:style-name="P6"><text:s text:c="3"/></text:p>
      <text:p text:style-name="P6">/*</text:p>
      <text:p text:style-name="P6">* реализация шаблона Наблюдатель</text:p>
      <text:p text:style-name="P6">* https://github.com/symfony/EventDispatcher/blob/master/EventDispatcher.php</text:p>
      <text:p text:style-name="P6">*/</text:p>
      <text:p text:style-name="P1">eventDispatcher</text:p>
      <text:p text:style-name="P6"><text:s text:c="5"/>addListener(event, listener)</text:p>
      <text:p text:style-name="P6"><text:tab/>регистрируем <text:span text:style-name="T5">модуль</text:span> listener на прослушивание события event </text:p>
      <text:p text:style-name="P6"><text:s text:c="5"/>dispatchEvent(e)</text:p>
      <text:p text:style-name="P6"><text:tab/>уведомить каждый компонент из списка о событии e</text:p>
      <text:p text:style-name="P6"/>
      <text:p text:style-name="P6">/*</text:p>
      <text:p text:style-name="P6"><text:s text:c="4"/>Хранилище данных. Отвечает за сохранение данных и выборку.</text:p>
      <text:p text:style-name="P6"><text:s text:c="5"/>Может реализовывать кэш чтобы данные быстро выдавались.</text:p>
      <text:p text:style-name="P6">*/</text:p>
      <text:p text:style-name="P3">Repository<text:span text:style-name="T5">(</text:span>Transport<text:span text:style-name="T5">)</text:span> implements Listener</text:p>
      <text:p text:style-name="P4"/>
      <text:p text:style-name="P1">GraphsPanelView(GraphView, CanvasDrawer)</text:p>
      <text:p text:style-name="Standard">createGraphView(graph_name)</text:p>
      <text:p text:style-name="P2">setLayout(graph_name, layout)</text:p>
      <text:p text:style-name="P4"><text:soft-page-break/>setModel()</text:p>
      <text:p text:style-name="P4">setColorScheme()</text:p>
      <text:p text:style-name="P2">setArea(graph_name, x, y, width)</text:p>
      <text:p text:style-name="P2">setSkin(graph_name, skin_name)</text:p>
      <text:p text:style-name="P2">draw()</text:p>
      <text:p text:style-name="P2">morph()</text:p>
      <text:p text:style-name="Standard">bind(graph_name, event_name, callback)</text:p>
      <text:p text:style-name="Standard"/>
      <text:p text:style-name="P1">GraphView<text:span text:style-name="T2">(Name, CanvasDrawer) implements Listener</text:span></text:p>
      <text:p text:style-name="P4">setCanvas()</text:p>
      <text:p text:style-name="P4">setArea()</text:p>
      <text:p text:style-name="P4">setLayout()</text:p>
      <text:p text:style-name="P4">setModel()</text:p>
      <text:p text:style-name="P4">setColorScheme()</text:p>
      <text:p text:style-name="P4">setSkin()</text:p>
      <text:p text:style-name="P4">draw()</text:p>
      <text:p text:style-name="P4">bindNodes()</text:p>
      <text:p text:style-name="P6"><text:span text:style-name="T2"><text:s text:c="2"/>//</text:span><text:span text:style-name="T5">чистим список уже отрисованных узлов и ребер </text:span><text:span text:style-name="T2">(this._graph_view_nodes, this._graph_view_edges)</text:span></text:p>
      <text:p text:style-name="P6"><text:span text:style-name="T5"><text:s text:c="2"/>//отрисовываем заново </text:span><text:span text:style-name="T2">()</text:span><text:span text:style-name="T5"> с новым скином по узлам и </text:span><text:span text:style-name="T2">layout </text:span><text:span text:style-name="T5">из </text:span><text:span text:style-name="T2">model</text:span></text:p>
      <text:p text:style-name="P6"><text:span text:style-name="T2"><text:s text:c="2"/>//</text:span><text:span text:style-name="T5">навешиваем все обработчики событий мыши, которые были навешаны ранее</text:span></text:p>
      <text:p text:style-name="P4">_createNode()</text:p>
      <text:p text:style-name="P4">_createEdge()</text:p>
      <text:p text:style-name="P7"/>
      <text:p text:style-name="P7"/>
      <text:p text:style-name="P3">CanvasDrawer</text:p>
      <text:p text:style-name="P4"><text:s/>.Group</text:p>
      <text:p text:style-name="P4"><text:s/>.Circle</text:p>
      <text:p text:style-name="P4"><text:s/>.Text</text:p>
      <text:p text:style-name="P4"><text:s/>.Path</text:p>
      <text:p text:style-name="P4"/>
      <text:p text:style-name="P4"><text:s/>new .Stage</text:p>
      <text:p text:style-name="P4"><text:s/>.Stage.add(Layer)</text:p>
      <text:p text:style-name="P4"><text:s/>.Stage.draw()</text:p>
      <text:p text:style-name="P4"><text:s/>new .Layer</text:p>
      <text:p text:style-name="P4"><text:s/>.Layer.add(Group)</text:p>
      <text:p text:style-name="P4"><text:s/>.Layer.draw()</text:p>
      <text:p text:style-name="P4"><text:s/>.Animation(function(), layer/stage)</text:p>
      <text:p text:style-name="P4"/>
      <text:p text:style-name="P4"><text:s/>group.on('dblclick','mouseover','mouseout','dragstart','dragend')</text:p>
      <text:p text:style-name="P4"/>
      <text:p text:style-name="P3">SelectGraphLayoutPanelModel implements Listener</text:p>
      <text:p text:style-name="P4">getEventsToListen() //return ['get_layout(layout_name)'] – <text:span text:style-name="T5">выдает</text:span>ae <text:span text:style-name="T5">объект который умеет делать</text:span> layout <text:span text:style-name="T5">узлов</text:span></text:p>
      <text:p text:style-name="P4"/>
      <text:p text:style-name="Standard"><text:span text:style-name="T3">GraphsPanelPresenter(GraphPanelsView ,ViewManager</text:span><text:span text:style-name="T1">)</text:span> <text:span text:style-name="T1">implements Listener</text:span></text:p>
      <text:p text:style-name="P5">getEventsToFire() // return ['request_for_graph_model_change']</text:p>
      <text:p text:style-name="Standard"><text:span text:style-name="T2">g</text:span>etEventsToListen() //return <text:span text:style-name="T2">['model_initialized',</text:span> 'graph_model_changed<text:span text:style-name="T2">','graph_selected']</text:span></text:p>
      <text:p text:style-name="Standard"/>
      <text:p text:style-name="P1">GraphModel<text:span text:style-name="T2">(</text:span>Converter) implements Listener</text:p>
      <text:p text:style-name="P5">getEventsToFire() // return ['graph_model_initialized','graph_model_changed']</text:p>
      <text:p text:style-name="Standard"><text:span text:style-name="T2">g</text:span>etEventsToListen() //return ['<text:span text:style-name="T4">received_graph_data</text:span>', '<text:span text:style-name="T4">request_for_graph_model_change</text:span>']</text:p>
      <text:p text:style-name="P2"><text:soft-page-break/>eventListener(event)</text:p>
      <text:p text:style-name="P2"><text:s/><text:span text:style-name="T5">если тип события </text:span>received_data<text:span text:style-name="T5">, то создаем новую модель себя и отсылаем в качестве </text:span><text:span text:style-name="T5">события </text:span><text:span text:style-name="T6">model_initialized</text:span><text:span text:style-name="T5">: <text:s/></text:span>_graph_models[<text:span text:style-name="T5">название графа</text:span>]<text:span text:style-name="T5"> = </text:span>new <text:span text:style-name="T6">GraphModel(nodes, edges)</text:span></text:p>
      <text:p text:style-name="P4"/>
      <text:p text:style-name="P3">GraphHistoryModel implements Listener</text:p>
      <text:p text:style-name="P5">getEventsToFire() // return ['graph_history_model_initialized', graph_history_model_changed]</text:p>
      <text:p text:style-name="P4">getEventsToListen() //return ['received_graph_history_data', 'request_for_graph_model_change']</text:p>
      <text:p text:style-name="P4"/>
      <text:p text:style-name="P3">SelectGraphPanelModel implements Listener</text:p>
      <text:p text:style-name="P5">getEventsToFire() // return [select_graph_panel_model_initialized, select_graph_panel_model_changed]</text:p>
      <text:p text:style-name="P4">getEventsToListen() //return [received_select_graph_panel_data, request_for_graph_panel_model_change]</text:p>
      <text:p text:style-name="P4"/>
      <text:p text:style-name="P3">GraphTreeLayouter implements Listener</text:p>
      <text:p text:style-name="P4">getEventsToListen() //return [request_for_graph_layout_induce]</text:p>
      <text:p text:style-name="P4"/>
      <text:p text:style-name="P3">GraphTreeReLayouter implements Listener</text:p>
      <text:p text:style-name="P4">getEventsToListen() //return [request_for_graph_relayout_induce]</text:p>
      <text:p text:style-name="P4"/>
      <text:p text:style-name="P4">/*</text:p>
      <text:p text:style-name="P4"><text:s/>* <text:span text:style-name="T5">Если нужно принять решение, требующего координации нескольких модулей и область действия которого не относиться ни к одному из модулей, мы запихиваем это сюда.</text:span></text:p>
      <text:p text:style-name="P4"><text:s/>*/</text:p>
      <text:p text:style-name="P3">Mediator implements Liste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5:27:40.81</meta:creation-date>
    <dc:date>2013-04-30T15:45:39.54</dc:date>
    <meta:editing-duration>P2DT7H10M56S</meta:editing-duration>
    <meta:editing-cycles>78</meta:editing-cycles>
    <meta:generator>OpenOffice.org/3.1$Win32 OpenOffice.org_project/341m1$Build-9593</meta:generator>
    <meta:document-statistic meta:table-count="0" meta:image-count="0" meta:object-count="0" meta:page-count="3" meta:paragraph-count="98" meta:word-count="421" meta:character-count="4403"/>
  </office:meta>
</office:document-meta>
</file>